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d2fb9" officeooo:paragraph-rsid="001d2fb9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d2fb9" officeooo:paragraph-rsid="001d2fb9"/>
    </style:style>
    <style:style style:name="P3" style:family="paragraph" style:parent-style-name="Standard">
      <style:paragraph-properties fo:line-height="150%" fo:text-align="start" style:justify-single-word="false"/>
      <style:text-properties officeooo:rsid="001d2fb9" officeooo:paragraph-rsid="001d2fb9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rsid="001d2fb9" officeooo:paragraph-rsid="001d2fb9" style:font-weight-asian="bold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tyle="normal" officeooo:rsid="001df5df" officeooo:paragraph-rsid="00220ed3" style:font-style-asian="normal" style:font-style-complex="normal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tyle="normal" officeooo:rsid="0023345c" officeooo:paragraph-rsid="0023345c" style:font-style-asian="normal" style:font-style-complex="normal"/>
    </style:style>
    <style:style style:name="P7" style:family="paragraph" style:parent-style-name="Standard" style:master-page-name="">
      <loext:graphic-properties draw:fill="none"/>
      <style:paragraph-properties fo:margin-left="-0.1252in" fo:margin-right="0in" fo:line-height="150%" fo:text-align="start" style:justify-single-word="false" fo:text-indent="0in" style:auto-text-indent="false" style:page-number="auto" fo:background-color="transparent"/>
      <style:text-properties fo:font-style="normal" style:text-underline-style="none" officeooo:rsid="001d2fb9" officeooo:paragraph-rsid="001d2fb9" style:font-style-asian="normal" style:font-style-complex="normal"/>
    </style:style>
    <style:style style:name="T1" style:family="text">
      <style:text-properties officeooo:rsid="001eaefc"/>
    </style:style>
    <style:style style:name="T2" style:family="text">
      <style:text-properties officeooo:rsid="002040f1"/>
    </style:style>
    <style:style style:name="T3" style:family="text">
      <style:text-properties officeooo:rsid="00204b25"/>
    </style:style>
    <style:style style:name="T4" style:family="text">
      <style:text-properties officeooo:rsid="00220ed3"/>
    </style:style>
    <style:style style:name="T5" style:family="text">
      <style:text-properties officeooo:rsid="0023345c"/>
    </style:style>
    <style:style style:name="T6" style:family="text">
      <style:text-properties officeooo:rsid="00250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go Meseguer</text:p>
      <text:p text:style-name="P1"/>
      <text:p text:style-name="P4">Programming Languages – CSCI 169</text:p>
      <text:p text:style-name="P2">Project Phase 1</text:p>
      <text:p text:style-name="P2"/>
      <text:p text:style-name="P3"/>
      <text:p text:style-name="P7">Part a)</text:p>
      <text:p text:style-name="P5">For this project I have chose<text:span text:style-name="T6">n</text:span> to work with MATLAB. <text:span text:style-name="T4">The reason</text:span><text:span text:style-name="T6"> </text:span><text:span text:style-name="T4">why I have chosen this language is because it allows me to apply in a more straightforward manner the concepts learned in the math classes that I have taken at SCU like linear algebra or numerical analysis. I like how MATLAB implements arrays and matrices and the operations on them, since this was a topic that I struggled with when I was learning C/C++ and MATLAB makes it much more natural to learn and write mathematical algorithms that work with matrices. Another thing that impressed me about MATLAB and gave </text:span><text:span text:style-name="T5">me </text:span><text:span text:style-name="T4">the confidence to decide to learn more about it is the quality of the documentation. </text:span><text:span text:style-name="T2">Both the official docs and the community forums are full of up-to-date and concise descriptions o</text:span><text:span text:style-name="T4">f the differen</text:span><text:span text:style-name="T6">t</text:span><text:span text:style-name="T4"> functions and how to solve problems that might arise.</text:span><text:span text:style-name="T2"> This is something </text:span><text:span text:style-name="T4">that </text:span><text:span text:style-name="T2">I really value as someone who is trying to learn a language, as it can </text:span><text:span text:style-name="T4">be </text:span><text:span text:style-name="T2">intimidating when </text:span><text:span text:style-name="T4">one</text:span><text:span text:style-name="T2"> ha</text:span><text:span text:style-name="T4">s</text:span><text:span text:style-name="T2"> a problem and there is no useful information </text:span><text:span text:style-name="T4">to be found</text:span><text:span text:style-name="T2"> on the Internet. </text:span><text:span text:style-name="T1">Another </text:span><text:span text:style-name="T4">thing I liked about </text:span><text:span text:style-name="T1">MATLAB is that, despite being proprietary, it supports many platforms like MacOS, Windows and Linux. </text:span><text:span text:style-name="T4">Finally,</text:span><text:span text:style-name="T3"> I lik</text:span><text:span text:style-name="T5">e the IDE that </text:span><text:span text:style-name="T3">MATLAB </text:span><text:span text:style-name="T5">offers and how</text:span><text:span text:style-name="T3"> pol</text:span><text:span text:style-name="T5">ished</text:span><text:span text:style-name="T3"> </text:span><text:span text:style-name="T5">the user interface is. Tasks like generating a plot and debugging seem to be much easier compared to other languages that I have use</text:span><text:span text:style-name="T6">d</text:span><text:span text:style-name="T5">.</text:span></text:p>
      <text:p text:style-name="P5"/>
      <text:p text:style-name="P6">Sources:</text:p>
      <text:p text:style-name="P6"><text:a xlink:type="simple" xlink:href="https://www.mathworks.com/products/matlab/why-matlab.html#reason1" text:style-name="Internet_20_link" text:visited-style-name="Visited_20_Internet_20_Link">https://www.mathworks.com/products/matlab/why-matlab.html#reason1</text:a></text:p>
      <text:p text:style-name="P6"><text:a xlink:type="simple" xlink:href="https://www.mathworks.com/matlabcentral/answers/42134-as-a-software-engineer-why-should-i-use-matlab" text:style-name="Internet_20_link" text:visited-style-name="Visited_20_Internet_20_Link">https://www.mathworks.com/matlabcentral/answers/42134-as-a-software-engineer-why-should-i-use-matlab</text:a></text:p>
      <text:p text:style-name="P6"><text:a xlink:type="simple" xlink:href="https://www.mathworks.com/matlabcentral/fileexchange/40961-super-mario-bros-demo" text:style-name="Internet_20_link" text:visited-style-name="Visited_20_Internet_20_Link">https://www.mathworks.com/matlabcentral/fileexchange/40961-super-mario-bros-demo</text:a></text:p>
      <text:p text:style-name="P6"><text:a xlink:type="simple" xlink:href="https://blog.devgenius.io/what-is-matlab-why-we-need-it-d61e405ef419" text:style-name="Internet_20_link" text:visited-style-name="Visited_20_Internet_20_Link">https://blog.devgenius.io/what-is-matlab-why-we-need-it-d61e405ef419</text:a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01:22.726154323</meta:creation-date>
    <dc:date>2023-01-20T11:42:59.966882491</dc:date>
    <meta:editing-duration>PT1H41M35S</meta:editing-duration>
    <meta:editing-cycles>10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10" meta:word-count="254" meta:character-count="1742" meta:non-whitespace-character-count="1497"/>
  </office:meta>
</office:document-meta>
</file>